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font-style="normal" style:text-underline-style="none" fo:font-weight="normal" officeooo:rsid="0016495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List_20_Paragraph">
      <style:paragraph-properties fo:margin-left="-0.751cm" fo:margin-right="0cm" fo:text-indent="0cm" style:auto-text-indent="false"/>
      <style:text-properties fo:color="#c9211e" fo:font-size="12pt" fo:font-style="italic" style:text-underline-style="none" fo:font-weight="bold" officeooo:rsid="00164950" officeooo:paragraph-rsid="001e8eae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color="#c9211e" fo:font-size="12pt" fo:font-style="italic" style:text-underline-style="solid" style:text-underline-width="auto" style:text-underline-color="font-color" fo:font-weight="bold" officeooo:rsid="00164950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color="#c9211e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color="#c9211e" fo:font-style="italic" style:text-underline-style="none" fo:font-weight="bold" officeooo:paragraph-rsid="00218a74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officeooo:paragraph-rsid="0022f935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c04fe"/>
    </style:style>
    <style:style style:name="T2" style:family="text">
      <style:text-properties officeooo:rsid="00218a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c9211e"/>
    </style:style>
    <style:style style:name="T9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00a93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eçon 4 </text:span>Les anomalies de la méiose et leurs conséquences</text:p>
      <text:p text:style-name="P8">Constat :</text:p>
      <text:list xml:id="list3735660027" text:style-name="L1">
        <text:list-item>
          <text:p text:style-name="P3">Certaines personnes présentent un nombre anormal de chromosomes, comme la trisomie 21 (1 cas sur 750)</text:p>
        </text:list-item>
      </text:list>
      <text:p text:style-name="Text_20_body"><text:span text:style-name="T9">Problématique :</text:span> <text:span text:style-name="T12">Comment se forme un caryotype anormal de type 2n=47 (+21)</text:span></text:p>
      <text:p text:style-name="Text_20_body"><text:span text:style-name="T9">I. Anomalie chromosomique exemple : </text:span>Trisomie 21</text:p>
      <text:list xml:id="list3936814549" text:style-name="L2">
        <text:list-item>
          <text:p text:style-name="P12">Provenance : Mouvement anormal d'un des 2 chromosomes 21 lors de la première division méiotique des spermatozoïdes ou des ovocytes (non séparation des chromosomes homologues) ou de la seconde division méiotique (non séparation des chromatides)</text:p>
        </text:list-item>
        <text:list-item>
          <text:p text:style-name="P4">Conséquences : troubles divers (retard mental, nuque large, doigts courts)</text:p>
        </text:list-item>
      </text:list>
      <text:p text:style-name="P8">II. Autres anomalies chromosomiques viables :</text:p>
      <text:list xml:id="list1351718522" text:style-name="L3">
        <text:list-item>
          <text:p text:style-name="P13">Syndrome de Turner (X0)</text:p>
        </text:list-item>
        <text:list-item>
          <text:p text:style-name="P13">Syndrome de Klinefelter (XXY)</text:p>
        </text:list-item>
        <text:list-item>
          <text:p text:style-name="P5">Cas des hommes doubles Y (XYY)</text:p>
        </text:list-item>
      </text:list>
      <text:p text:style-name="P8">III. La plupart des autres anomalies chromosomiques sont létales au stade embryonnaire (éliminées par avortement spontané)</text:p>
      <text:p text:style-name="P10"><text:span text:style-name="T7">Conclusion :</text:span> Une méiose défaillante peut conduire à des anomalies du nombre de chromosomes, létales ou viables, comme la trisomie 21<text:span text:style-name="T2">(</text:span>division réductionnelle pendant l'anaphase 1, division équationnelle pendant l'anaphase 2<text:span text:style-name="T2">)</text:span>. Il y a une diversification du génome.</text:p>
      <text:p text:style-name="P1"/>
      <text:p text:style-name="P1"><text:span text:style-name="T9">Constat:</text:span> Les remaniements chromosomiques sont des altérations de la structure des chromosomes qui comprennent la délétion, l'inversion, la translocation et la duplication. Ils peuvent causer des conséquences phénotypiques variables.</text:p>
      <text:p text:style-name="Text_20_body"><text:span text:style-name="T9">Problème:</text:span> <text:span text:style-name="T12">Comprendre comment se produisent les remaniements chromosomiques.</text:span></text:p>
      <text:p text:style-name="P11"><text:span text:style-name="T9">II. Les remaniements chromosomiques:</text:span></text:p>
      <text:p text:style-name="P11">-Les remaniements chromosomiques sont principalement causés par des erreurs lors de la prophase 1 de la méiose, appelées crossing-over inégaux. -Les conséquences des remaniements chromosomiques varient: les délétions sont généralement létales, les translocations et les inversions ont souvent peu de conséquences phénotypiques, tandis que les duplications peuvent entraîner une diversification génique en créant de nouveaux gènes. -Les remaniements chromosomiques ont également un impact important sur l'évolution des espèces en perturbant la reproduction sexuée et en créant des barrières génétiques entre les populations.</text:p>
      <text:p text:style-name="Text_20_body"><text:span text:style-name="T9">Conclusion:</text:span><text:span text:style-name="T10"> Les remaniements chromosomiques peuvent causer des altérations de la structure des chromosomes qui peuvent avoir des conséquences phénotypiques variables et ont un impact important sur l'évolution des espèces</text:span>.</text:p>
      <text:p text:style-name="P1"/>
      <text:p text:style-name="P1"/>
      <text:p text:style-name="P1"/>
      <text:p text:style-name="P1"><text:soft-page-break/></text:p>
      <text:p text:style-name="P1"><text:span text:style-name="T9">Constat : </text:span>Certaines espèces possèdent plus de 2 exemplaires de chaque chromosome, on parle de polyploïdie. C'est le cas de la variété de banane Cavendish qui est triploïde (3n=33) alors que la banane sauvage est diploïde (2n=22). La plupart des polyploïdes sont des végétaux, on estime que 70% des angiospermes ont vécu au moins un épisode de polyploïdisation.</text:p>
      <text:p text:style-name="Text_20_body"><text:span text:style-name="T9">Problème :</text:span> <text:span text:style-name="T12">Comment peut-on se former des individus polyploïdes dans le cas du bananier Cavendish ?</text:span></text:p>
      <text:p text:style-name="P8">III. Les polyploïdisations :</text:p>
      <text:list xml:id="list2509672453" text:style-name="L4">
        <text:list-item>
          <text:p text:style-name="P14">Les études génétiques montrent que les 3 chromosomes 1 de Cavendish sont proches voire identiques à ceux d'une espèce sauvage de bananier (Musa acuminata). Il s'agit donc d'une fécondation entre un gamète haploïde et un gamète diploïde produit lors d'une méiose anormale.</text:p>
        </text:list-item>
        <text:list-item>
          <text:p text:style-name="P14">La reproduction sexuée des espèces polyploïdes impaires est très majoritairement impossible car la méiose se bloque en prophase 1. Ces individus se reproduisent donc de manière asexuée comme le bouturage naturel.</text:p>
        </text:list-item>
        <text:list-item>
          <text:p text:style-name="P6">Les polyploïdisation sont un moteur de l'évolution car elles permettent la création de nouvelles espèces via l'hybridation interspécifique.</text:p>
        </text:list-item>
      </text:list>
      <text:p text:style-name="P9"><text:span text:style-name="T7">CONCLUSION :</text:span> Les polyploïdisations sont le résultat d'accidents de méiose qui peuvent entraîner la formation d'individus ayant plus de 2 exemplaires de chaque chromosome. Les conséquences de ces accidents sont variables : certains individus ne peuvent se reproduire sexuellement, d'autres permettent la création de nouvelles espèces.</text:p>
      <text:p text:style-name="P1"/>
      <text:p text:style-name="P2"><text:span text:style-name="T7">BILAN : </text:span>Quand la méiose se produit anormalement mais que l’embryon survit, il peut y avoir une diversification des génomes très importante. Ces accidents ont aussi un rôle essentiel dans l’évolution biologique des espèc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3T18:22:16.570000000</meta:creation-date>
    <dc:date>2023-01-16T10:12:34.220000000</dc:date>
    <meta:editing-duration>PT21H59M41S</meta:editing-duration>
    <meta:editing-cycles>11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26" meta:word-count="575" meta:character-count="3973" meta:non-whitespace-character-count="3433"/>
  </office:meta>
</office:document-meta>
</file>